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Predeterminado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10-27T11:04:19</meta:creation-date>
    <dc:creator>José Luis</dc:creator>
    <dc:date>2007-11-01T12:32:40</dc:date>
    <dc:language>es-ES</dc:language>
    <meta:editing-cycles>4</meta:editing-cycles>
    <meta:editing-duration>PT18H32M37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